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 1k</text:p>
          </table:table-cell>
          <table:table-cell office:value-type="float" office:value="985.95" calcext:value-type="float">
            <text:p>985.95</text:p>
          </table:table-cell>
          <table:table-cell/>
          <table:table-cell office:value-type="string" calcext:value-type="string">
            <text:p>zth</text:p>
          </table:table-cell>
          <table:table-cell table:formula="of:=COMPLEX(1000;628.32)" office:value-type="string" office:string-value="1000+628.32i" calcext:value-type="string">
            <text:p>1000+628.32i</text:p>
          </table:table-cell>
          <table:table-cell/>
        </table:table-row>
        <table:table-row table:style-name="ro1">
          <table:table-cell office:value-type="string" calcext:value-type="string">
            <text:p>U 1k</text:p>
          </table:table-cell>
          <table:table-cell office:value-type="float" office:value="979.47" calcext:value-type="float">
            <text:p>979.47</text:p>
          </table:table-cell>
          <table:table-cell/>
          <table:table-cell office:value-type="string" calcext:value-type="string">
            <text:p>zload</text:p>
          </table:table-cell>
          <table:table-cell table:formula="of:=IMCONJUGATE([.$E$1])" office:value-type="string" office:string-value="1000-628.32i" calcext:value-type="string">
            <text:p>1000-628.32i</text:p>
          </table:table-cell>
          <table:table-cell/>
        </table:table-row>
        <table:table-row table:style-name="ro1">
          <table:table-cell office:value-type="string" calcext:value-type="string">
            <text:p>3k</text:p>
          </table:table-cell>
          <table:table-cell office:value-type="float" office:value="2974" calcext:value-type="float">
            <text:p>2974</text:p>
          </table:table-cell>
          <table:table-cell/>
          <table:table-cell office:value-type="string" calcext:value-type="string">
            <text:p>rload</text:p>
          </table:table-cell>
          <table:table-cell table:formula="of:=IMREAL([.$E$2])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10k</text:p>
          </table:table-cell>
          <table:table-cell office:value-type="float" office:value="9886" calcext:value-type="float">
            <text:p>9886</text:p>
          </table:table-cell>
          <table:table-cell/>
          <table:table-cell office:value-type="string" calcext:value-type="string">
            <text:p>cload</text:p>
          </table:table-cell>
          <table:table-cell table:style-name="ce1" office:value-type="float" office:value="0.00000002533" calcext:value-type="float">
            <text:p>2.53E-08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14.8" calcext:value-type="float">
            <text:p>614.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445" calcext:value-type="float">
            <text:p>99.4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H</text:p>
          </table:table-cell>
          <table:table-cell table:style-name="ce1" office:value-type="float" office:value="0.009994" calcext:value-type="float">
            <text:p>9.99E-03</text:p>
          </table:table-cell>
          <table:table-cell/>
          <table:table-cell office:value-type="string" calcext:value-type="string">
            <text:p>Vs</text:p>
          </table:table-cell>
          <table:table-cell office:value-type="float" office:value="10" calcext:value-type="float">
            <text:p>10</text:p>
          </table:table-cell>
          <table:table-cell table:formula="of:=COMPLEX(10;0)" office:value-type="string" office:string-value="10" calcext:value-type="string">
            <text:p>10</text:p>
          </table:table-cell>
        </table:table-row>
        <table:table-row table:style-name="ro1">
          <table:table-cell office:value-type="string" calcext:value-type="string">
            <text:p>0.1 uf</text:p>
          </table:table-cell>
          <table:table-cell table:style-name="ce1" office:value-type="float" office:value="0.00000009562" calcext:value-type="float">
            <text:p>9.56E-08</text:p>
          </table:table-cell>
          <table:table-cell/>
          <table:table-cell office:value-type="string" calcext:value-type="string">
            <text:p>omga</text:p>
          </table:table-cell>
          <table:table-cell table:formula="of:=2*PI()*[.$E$9]" office:value-type="float" office:value="62831.8530717959" calcext:value-type="float">
            <text:p>62831.8530717959</text:p>
          </table:table-cell>
          <table:table-cell/>
        </table:table-row>
        <table:table-row table:style-name="ro1">
          <table:table-cell office:value-type="string" calcext:value-type="string">
            <text:p>R 10n</text:p>
          </table:table-cell>
          <table:table-cell table:style-name="ce1" office:value-type="float" office:value="0.00000000964" calcext:value-type="float">
            <text:p>9.64E-09</text:p>
          </table:table-cell>
          <table:table-cell/>
          <table:table-cell office:value-type="string" calcext:value-type="string">
            <text:p>hz</text:p>
          </table:table-cell>
          <table:table-cell table:style-name="ce1" office:value-type="float" office:value="10000" calcext:value-type="float">
            <text:p>1.00E+04</text:p>
          </table:table-cell>
          <table:table-cell/>
        </table:table-row>
        <table:table-row table:style-name="ro1">
          <table:table-cell office:value-type="string" calcext:value-type="string">
            <text:p>U 10n</text:p>
          </table:table-cell>
          <table:table-cell table:style-name="ce1" office:value-type="float" office:value="0.000000009652" calcext:value-type="float">
            <text:p>9.65E-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 10n</text:p>
          </table:table-cell>
          <table:table-cell table:style-name="ce1" office:value-type="float" office:value="0.000000009512" calcext:value-type="float">
            <text:p>9.51E-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 10n</text:p>
          </table:table-cell>
          <table:table-cell table:style-name="ce1" office:value-type="float" office:value="0.000000009415" calcext:value-type="float">
            <text:p>9.42E-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n</text:p>
          </table:table-cell>
          <table:table-cell table:style-name="ce1" office:value-type="float" office:value="0.00000003294" calcext:value-type="float">
            <text:p>3.29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n</text:p>
          </table:table-cell>
          <table:table-cell table:style-name="ce1" office:value-type="float" office:value="0.000000000983" calcext:value-type="float">
            <text:p>9.83E-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load</text:p>
          </table:table-cell>
          <table:table-cell office:value-type="string" calcext:value-type="string">
            <text:p>rload (actual)</text:p>
          </table:table-cell>
          <table:table-cell office:value-type="string" calcext:value-type="string">
            <text:p>vload theory</text:p>
          </table:table-cell>
          <table:table-cell office:value-type="string" calcext:value-type="string">
            <text:p>vload exp</text:p>
          </table:table-cell>
          <table:table-cell office:value-type="string" calcext:value-type="string">
            <text:p>pload theory</text:p>
          </table:table-cell>
          <table:table-cell office:value-type="string" calcext:value-type="string">
            <text:p>pload exp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6]" office:value-type="float" office:value="99.445" calcext:value-type="float">
            <text:p>99.445</text:p>
          </table:table-cell>
          <table:table-cell table:formula="of:=[.$E$7]*[.$A17]/([.$A17]+[.$A$19])" office:value-type="float" office:value="0.909090909090909" calcext:value-type="float">
            <text:p>0.909090909090909</text:p>
          </table:table-cell>
          <table:table-cell office:value-type="float" office:value="0.9123" calcext:value-type="float">
            <text:p>0.9123</text:p>
          </table:table-cell>
          <table:table-cell table:formula="of:=([.C17])^2/[.A17]" office:value-type="float" office:value="0.00826446280991735" calcext:value-type="float">
            <text:p>0.008264462809917</text:p>
          </table:table-cell>
          <table:table-cell table:formula="of:=([.D17])^2/[.B17]" office:value-type="float" office:value="0.00836936286389462" calcext:value-type="float">
            <text:p>0.00836936286389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B$5]" office:value-type="float" office:value="614.8" calcext:value-type="float">
            <text:p>614.8</text:p>
          </table:table-cell>
          <table:table-cell table:formula="of:=[.$E$7]*[.$A18]/([.$A18]+[.$A$19])" office:value-type="float" office:value="3.75" calcext:value-type="float">
            <text:p>3.75</text:p>
          </table:table-cell>
          <table:table-cell office:value-type="float" office:value="3.708" calcext:value-type="float">
            <text:p>3.708</text:p>
          </table:table-cell>
          <table:table-cell table:formula="of:=([.C18])^2/[.A18]" office:value-type="float" office:value="0.0234375" calcext:value-type="float">
            <text:p>0.0234375</text:p>
          </table:table-cell>
          <table:table-cell table:formula="of:=([.D18])^2/[.B18]" office:value-type="float" office:value="0.0223637996096292" calcext:value-type="float">
            <text:p>0.0223637996096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B$2]" office:value-type="float" office:value="979.47" calcext:value-type="float">
            <text:p>979.47</text:p>
          </table:table-cell>
          <table:table-cell table:formula="of:=[.$E$7]*[.$A19]/([.$A19]+[.$A$19])"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table:formula="of:=([.C19])^2/[.A19]" office:value-type="float" office:value="0.025" calcext:value-type="float">
            <text:p>0.025</text:p>
          </table:table-cell>
          <table:table-cell table:formula="of:=([.D19])^2/[.B19]" office:value-type="float" office:value="0.0245132571696938" calcext:value-type="float">
            <text:p>0.02451325716969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$B$3]" office:value-type="float" office:value="2974" calcext:value-type="float">
            <text:p>2974</text:p>
          </table:table-cell>
          <table:table-cell table:formula="of:=[.$E$7]*[.$A20]/([.$A20]+[.$A$19])" office:value-type="float" office:value="7.5" calcext:value-type="float">
            <text:p>7.5</text:p>
          </table:table-cell>
          <table:table-cell office:value-type="float" office:value="7.503" calcext:value-type="float">
            <text:p>7.503</text:p>
          </table:table-cell>
          <table:table-cell table:formula="of:=([.C20])^2/[.A20]" office:value-type="float" office:value="0.01875" calcext:value-type="float">
            <text:p>0.01875</text:p>
          </table:table-cell>
          <table:table-cell table:formula="of:=([.D20])^2/[.B20]" office:value-type="float" office:value="0.0189290548083389" calcext:value-type="float">
            <text:p>0.01892905480833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$B$4]" office:value-type="float" office:value="9886" calcext:value-type="float">
            <text:p>9886</text:p>
          </table:table-cell>
          <table:table-cell table:formula="of:=[.$E$7]*[.$A21]/([.$A21]+[.$A$19])" office:value-type="float" office:value="9.09090909090909" calcext:value-type="float">
            <text:p>9.09090909090909</text:p>
          </table:table-cell>
          <table:table-cell office:value-type="float" office:value="9.227" calcext:value-type="float">
            <text:p>9.227</text:p>
          </table:table-cell>
          <table:table-cell table:formula="of:=([.C21])^2/[.A21]" office:value-type="float" office:value="0.00826446280991736" calcext:value-type="float">
            <text:p>0.008264462809917</text:p>
          </table:table-cell>
          <table:table-cell table:formula="of:=([.D21])^2/[.B21]" office:value-type="float" office:value="0.00861192888933846" calcext:value-type="float">
            <text:p>0.00861192888933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load</text:p>
          </table:table-cell>
          <table:table-cell office:value-type="string" calcext:value-type="string">
            <text:p>actual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1" calcext:value-type="float">
            <text:p>1.00E-09</text:p>
          </table:table-cell>
          <table:table-cell table:style-name="ce1" table:formula="of:=[.$B$14]" office:value-type="float" office:value="0.000000000983" calcext:value-type="float">
            <text:p>9.83E-10</text:p>
          </table:table-cell>
          <table:table-cell office:value-type="float" office:value="5" calcext:value-type="float">
            <text:p>5</text:p>
          </table:table-cell>
          <table:table-cell office:value-type="float" office:value="0.7577" calcext:value-type="float">
            <text:p>0.7577</text:p>
          </table:table-cell>
          <table:table-cell table:formula="of:=([.C24])^2/[.$E$3]" office:value-type="float" office:value="0.025" calcext:value-type="float">
            <text:p>0.025</text:p>
          </table:table-cell>
          <table:table-cell table:formula="of:=([.D24])^2/[.$E$3]" office:value-type="float" office:value="0.00057410929" calcext:value-type="float">
            <text:p>0.00057410929</text:p>
          </table:table-cell>
        </table:table-row>
        <table:table-row table:style-name="ro1">
          <table:table-cell table:style-name="ce1" office:value-type="float" office:value="0.00000001" calcext:value-type="float">
            <text:p>1.00E-08</text:p>
          </table:table-cell>
          <table:table-cell table:style-name="ce1" table:formula="of:=[.$B$12]" office:value-type="float" office:value="0.000000009415" calcext:value-type="float">
            <text:p>9.42E-09</text:p>
          </table:table-cell>
          <table:table-cell office:value-type="float" office:value="5" calcext:value-type="float">
            <text:p>5</text:p>
          </table:table-cell>
          <table:table-cell office:value-type="float" office:value="4.345" calcext:value-type="float">
            <text:p>4.345</text:p>
          </table:table-cell>
          <table:table-cell table:formula="of:=([.C25])^2/[.$E$3]" office:value-type="float" office:value="0.025" calcext:value-type="float">
            <text:p>0.025</text:p>
          </table:table-cell>
          <table:table-cell table:formula="of:=([.D25])^2/[.$E$3]" office:value-type="float" office:value="0.018879025" calcext:value-type="float">
            <text:p>0.018879025</text:p>
          </table:table-cell>
        </table:table-row>
        <table:table-row table:style-name="ro1">
          <table:table-cell table:style-name="ce1" office:value-type="float" office:value="0.00000002307" calcext:value-type="float">
            <text:p>2.31E-08</text:p>
          </table:table-cell>
          <table:table-cell table:style-name="ce1" table:formula="of:=[.$A$26]" office:value-type="float" office:value="0.00000002307" calcext:value-type="float">
            <text:p>2.31E-08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table:formula="of:=([.C26])^2/[.$E$3]" office:value-type="float" office:value="0.025" calcext:value-type="float">
            <text:p>0.025</text:p>
          </table:table-cell>
          <table:table-cell table:formula="of:=([.D26])^2/[.$E$3]" office:value-type="float" office:value="0.02401" calcext:value-type="float">
            <text:p>0.02401</text:p>
          </table:table-cell>
        </table:table-row>
        <table:table-row table:style-name="ro1">
          <table:table-cell table:style-name="ce1" office:value-type="float" office:value="0.000000033" calcext:value-type="float">
            <text:p>3.30E-08</text:p>
          </table:table-cell>
          <table:table-cell table:style-name="ce1" table:formula="of:=[.$B$13]" office:value-type="float" office:value="0.00000003294" calcext:value-type="float">
            <text:p>3.29E-08</text:p>
          </table:table-cell>
          <table:table-cell office:value-type="float" office:value="5" calcext:value-type="float">
            <text:p>5</text:p>
          </table:table-cell>
          <table:table-cell office:value-type="float" office:value="4.888" calcext:value-type="float">
            <text:p>4.888</text:p>
          </table:table-cell>
          <table:table-cell table:formula="of:=([.C27])^2/[.$E$3]" office:value-type="float" office:value="0.025" calcext:value-type="float">
            <text:p>0.025</text:p>
          </table:table-cell>
          <table:table-cell table:formula="of:=([.D27])^2/[.$E$3]" office:value-type="float" office:value="0.023892544" calcext:value-type="float">
            <text:p>0.023892544</text:p>
          </table:table-cell>
        </table:table-row>
        <table:table-row table:style-name="ro1">
          <table:table-cell table:style-name="ce1" office:value-type="float" office:value="0.0000001" calcext:value-type="float">
            <text:p>1.00E-07</text:p>
          </table:table-cell>
          <table:table-cell table:style-name="ce1" table:formula="of:=[.$B$7]" office:value-type="float" office:value="0.009994" calcext:value-type="float">
            <text:p>9.99E-03</text:p>
          </table:table-cell>
          <table:table-cell office:value-type="float" office:value="5" calcext:value-type="float">
            <text:p>5</text:p>
          </table:table-cell>
          <table:table-cell office:value-type="float" office:value="4.781" calcext:value-type="float">
            <text:p>4.781</text:p>
          </table:table-cell>
          <table:table-cell table:formula="of:=([.C28])^2/[.$E$3]" office:value-type="float" office:value="0.025" calcext:value-type="float">
            <text:p>0.025</text:p>
          </table:table-cell>
          <table:table-cell table:formula="of:=([.D28])^2/[.$E$3]" office:value-type="float" office:value="0.022857961" calcext:value-type="float">
            <text:p>0.0228579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2:38:21.951777972</meta:creation-date>
    <meta:editing-duration>P0D</meta:editing-duration>
    <meta:editing-cycles>1</meta:editing-cycles>
    <meta:generator>LibreOffice/6.2.8.2$Linux_X86_64 LibreOffice_project/20$Build-2</meta:generator>
    <meta:document-statistic meta:table-count="1" meta:cell-count="111" meta:object-count="0"/>
  </office:meta>
</office:document-meta>
</file>